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-bottom="0.06pt solid #00000a" fo:border-left="none" fo:border-right="none" fo:border-top="0.06pt solid #00000a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1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peer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3" table:formula="of:=SUM(['20095495'.C8];['20105627'.C8];['20105914'.C8];['20106065'.C8];['20106381'.C8])/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3" table:formula="of:=SUM(['20095495'.E8];['20105627'.E8];['20105914'.E8];['20106065'.E8];['20106381'.E8])/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3" table:formula="of:=SUM(['20095495'.C9];['20105627'.C9];['20105914'.C9];['20106065'.C9];['20106381'.C9])/5" office:value-type="percentage" office:value="0.21" calcext:value-type="percentage" table:number-columns-spanned="2" table:number-rows-spanned="1">
            <text:p>21.00%</text:p>
          </table:table-cell>
          <table:covered-table-cell/>
          <table:table-cell table:style-name="ce13" table:formula="of:=SUM(['20095495'.E9];['20105627'.E9];['20105914'.E9];['20106065'.E9];['20106381'.E9])/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3" table:formula="of:=SUM(['20095495'.C10];['20105627'.C10];['20105914'.C10];['20106065'.C10];['20106381'.C10])/5" office:value-type="percentage" office:value="0.23" calcext:value-type="percentage" table:number-columns-spanned="2" table:number-rows-spanned="1">
            <text:p>23.00%</text:p>
          </table:table-cell>
          <table:covered-table-cell/>
          <table:table-cell table:style-name="ce13" table:formula="of:=SUM(['20095495'.E10];['20105627'.E10];['20105914'.E10];['20106065'.E10];['20106381'.E10])/5" office:value-type="percentage" office:value="0.23" calcext:value-type="percentage" table:number-columns-spanned="2" table:number-rows-spanned="1">
            <text:p>23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3" table:formula="of:=SUM(['20095495'.C11];['20105627'.C11];['20105914'.C11];['20106065'.C11];['20106381'.C11])/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3" table:formula="of:=SUM(['20095495'.E11];['20105627'.E11];['20105914'.E11];['20106065'.E11];['20106381'.E11])/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3" table:formula="of:=SUM(['20095495'.C12];['20105627'.C12];['20105914'.C12];['20106065'.C12];['20106381'.C12])/5" office:value-type="percentage" office:value="0.16" calcext:value-type="percentage" table:number-columns-spanned="2" table:number-rows-spanned="1">
            <text:p>16.00%</text:p>
          </table:table-cell>
          <table:covered-table-cell/>
          <table:table-cell table:style-name="ce13" table:formula="of:=SUM(['20095495'.E12];['20105627'.E12];['20105914'.E12];['20106065'.E12];['20106381'.E12])/5" office:value-type="percentage" office:value="0.17" calcext:value-type="percentage" table:number-columns-spanned="2" table:number-rows-spanned="1">
            <text:p>17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table:formula="of:=SUM([.C5:.C9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table:formula="of:=SUM([.E5:.E9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15" table:formula="of:=SUM(['20095495'.D16];['20105627'.D16];['20105914'.D16];['20106065'.D16];['20106381'.D16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15" table:formula="of:=SUM(['20095495'.D17];['20105627'.D17];['20105914'.D17];['20106065'.D17];['20106381'.D17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15" table:formula="of:=SUM(['20095495'.D18];['20105627'.D18];['20105914'.D18];['20106065'.D18];['20106381'.D18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15" table:formula="of:=SUM(['20095495'.D19];['20105627'.D19];['20105914'.D19];['20106065'.D19];['20106381'.D19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15" table:formula="of:=SUM(['20095495'.D20];['20105627'.D20];['20105914'.D20];['20106065'.D20];['20106381'.D20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15" table:formula="of:=SUM(['20095495'.D21];['20105627'.D21];['20105914'.D21];['20106065'.D21];['20106381'.D21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table:formula="of:=SUM(['20095495'.D24];['20105627'.D24];['20105914'.D24];['20106065'.D24];['20106381'.D24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table:formula="of:=SUM(['20095495'.D25];['20105627'.D25];['20105914'.D25];['20106065'.D25];['20106381'.D25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table:formula="of:=SUM(['20095495'.D26];['20105627'.D26];['20105914'.D26];['20106065'.D26];['20106381'.D26])/5" office:value-type="float" office:value="4.6" calcext:value-type="float" table:number-columns-spanned="3" table:number-rows-spanned="1">
            <text:p>4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table:formula="of:=SUM(['20095495'.D27];['20105627'.D27];['20105914'.D27];['20106065'.D27];['20106381'.D27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table:formula="of:=SUM(['20095495'.D28];['20105627'.D28];['20105914'.D28];['20106065'.D28];['20106381'.D28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table:formula="of:=SUM(['20095495'.D31];['20105627'.D31];['20105914'.D31];['20106065'.D31];['20106381'.D31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table:formula="of:=SUM(['20095495'.D32];['20105627'.D32];['20105914'.D32];['20106065'.D32];['20106381'.D32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table:formula="of:=SUM(['20095495'.D33];['20105627'.D33];['20105914'.D33];['20106065'.D33];['20106381'.D33])/5" office:value-type="float" office:value="4.6" calcext:value-type="float" table:number-columns-spanned="3" table:number-rows-spanned="1">
            <text:p>4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table:formula="of:=SUM(['20095495'.D34];['20105627'.D34];['20105914'.D34];['20106065'.D34];['20106381'.D34])/5" office:value-type="float" office:value="3.4" calcext:value-type="float" table:number-columns-spanned="3" table:number-rows-spanned="1">
            <text:p>3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table:formula="of:=SUM(['20095495'.D35];['20105627'.D35];['20105914'.D35];['20106065'.D35];['20106381'.D35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1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table:formula="of:=SUM(['20095495'.D38];['20105627'.D38];['20105914'.D38];['20106065'.D38];['20106381'.D38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table:formula="of:=SUM(['20095495'.D39];['20105627'.D39];['20105914'.D39];['20106065'.D39];['20106381'.D39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table:formula="of:=SUM(['20095495'.D40];['20105627'.D40];['20105914'.D40];['20106065'.D40];['20106381'.D40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table:formula="of:=SUM(['20095495'.D41];['20105627'.D41];['20105914'.D41];['20106065'.D41];['20106381'.D41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table:formula="of:=SUM(['20095495'.D42];['20105627'.D42];['20105914'.D42];['20106065'.D42];['20106381'.D42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549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7" office:value-type="string" calcext:value-type="string">
            <text:p>Jose Reyes</text:p>
          </table:table-cell>
          <table:table-cell table:style-name="ce16" office:value-type="string" calcext:value-type="string">
            <text:p>Team</text:p>
          </table:table-cell>
          <table:table-cell table:style-name="ce17" office:value-type="string" calcext:value-type="string">
            <text:p>PPR</text:p>
          </table:table-cell>
          <table:table-cell table:style-name="ce16" office:value-type="string" calcext:value-type="string">
            <text:p>Instructor</text:p>
          </table:table-cell>
          <table:table-cell table:style-name="ce1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8" office:value-type="date" office:date-value="2014-12-04" calcext:value-type="date">
            <text:p>12/04/14</text:p>
          </table:table-cell>
          <table:table-cell table:style-name="ce16" office:value-type="string" calcext:value-type="string">
            <text:p>Cycle No.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Week No.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1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1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1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1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5627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7" office:value-type="string" calcext:value-type="string">
            <text:p>Gilven Wu</text:p>
          </table:table-cell>
          <table:table-cell table:style-name="ce16" office:value-type="string" calcext:value-type="string">
            <text:p>Team</text:p>
          </table:table-cell>
          <table:table-cell table:style-name="ce17" office:value-type="string" calcext:value-type="string">
            <text:p>PPR</text:p>
          </table:table-cell>
          <table:table-cell table:style-name="ce16" office:value-type="string" calcext:value-type="string">
            <text:p>Instructor</text:p>
          </table:table-cell>
          <table:table-cell table:style-name="ce1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8" office:value-type="date" office:date-value="2014-12-04" calcext:value-type="date">
            <text:p>12/04/14</text:p>
          </table:table-cell>
          <table:table-cell table:style-name="ce16" office:value-type="string" calcext:value-type="string">
            <text:p>Cycle No.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Week No.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4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4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14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5914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7" office:value-type="string" calcext:value-type="string">
            <text:p>Alan Alvarez</text:p>
          </table:table-cell>
          <table:table-cell table:style-name="ce16" office:value-type="string" calcext:value-type="string">
            <text:p>Team</text:p>
          </table:table-cell>
          <table:table-cell table:style-name="ce17" office:value-type="string" calcext:value-type="string">
            <text:p>PPR</text:p>
          </table:table-cell>
          <table:table-cell table:style-name="ce16" office:value-type="string" calcext:value-type="string">
            <text:p>Instructor</text:p>
          </table:table-cell>
          <table:table-cell table:style-name="ce1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8" office:value-type="date" office:date-value="2014-12-04" calcext:value-type="date">
            <text:p>12/04/14</text:p>
          </table:table-cell>
          <table:table-cell table:style-name="ce16" office:value-type="string" calcext:value-type="string">
            <text:p>Cycle No.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Week No.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4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14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4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14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1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606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7" office:value-type="string" calcext:value-type="string">
            <text:p>Hector Vasquez</text:p>
          </table:table-cell>
          <table:table-cell table:style-name="ce16" office:value-type="string" calcext:value-type="string">
            <text:p>Team</text:p>
          </table:table-cell>
          <table:table-cell table:style-name="ce17"/>
          <table:table-cell table:style-name="ce16" office:value-type="string" calcext:value-type="string">
            <text:p>Instructor</text:p>
          </table:table-cell>
          <table:table-cell table:style-name="ce1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8" office:value-type="date" office:date-value="2014-12-04" calcext:value-type="date">
            <text:p>12/04/14</text:p>
          </table:table-cell>
          <table:table-cell table:style-name="ce16" office:value-type="string" calcext:value-type="string">
            <text:p>Cycle No.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Week No.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4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4" office:value-type="percentage" office:value="0.15" calcext:value-type="percentage" table:number-columns-spanned="2" table:number-rows-spanned="1">
            <text:p>15.00%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1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1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638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7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7" office:value-type="string" calcext:value-type="string">
            <text:p>Jusnen Volquez</text:p>
          </table:table-cell>
          <table:table-cell table:style-name="ce16" office:value-type="string" calcext:value-type="string">
            <text:p>Team</text:p>
          </table:table-cell>
          <table:table-cell table:style-name="ce17"/>
          <table:table-cell table:style-name="ce16" office:value-type="string" calcext:value-type="string">
            <text:p>Instructor</text:p>
          </table:table-cell>
          <table:table-cell table:style-name="ce1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ate</text:p>
          </table:table-cell>
          <table:table-cell table:style-name="ce18" office:value-type="date" office:date-value="2014-12-04" calcext:value-type="date">
            <text:p>12/04/14</text:p>
          </table:table-cell>
          <table:table-cell table:style-name="ce16" office:value-type="string" calcext:value-type="string">
            <text:p>Cycle No.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Week No.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14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4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4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1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6:54:06.4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Kira</meta:initial-creator>
    <meta:creation-date>2014-11-27T16:17:43Z</meta:creation-date>
    <dc:date>2014-12-05T07:00:21.734000000</dc:date>
    <meta:editing-cycles>19</meta:editing-cycles>
    <meta:editing-duration>PT57M15S</meta:editing-duration>
    <meta:document-statistic meta:table-count="6" meta:cell-count="472" meta:object-count="0"/>
    <meta:user-defined meta:name="WorkbookGuid">8b253f43-340f-454e-bf76-543c51deaaa0</meta:user-defined>
  </office:meta>
</office:document-meta>
</file>